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cm" loext:contextual-spacing="false"/>
      <style:text-properties style:font-name="Roboto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Roboto" fo:background-color="transparent"/>
    </style:style>
    <style:style style:name="P3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4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5" style:family="paragraph" style:parent-style-name="Table_20_Contents" style:list-style-name="L1">
      <style:paragraph-properties fo:margin-left="0.397cm" fo:margin-right="0cm" fo:margin-top="0cm" fo:margin-bottom="0cm" loext:contextual-spacing="false" fo:text-indent="0cm" style:auto-text-indent="false"/>
      <style:text-properties style:font-name="Roboto"/>
    </style:style>
    <style:style style:name="P6" style:family="paragraph" style:parent-style-name="Table_20_Contents" style:list-style-name="L2">
      <style:paragraph-properties fo:margin-left="0.397cm" fo:margin-right="0cm" fo:margin-top="0cm" fo:margin-bottom="0cm" loext:contextual-spacing="false" fo:text-indent="0cm" style:auto-text-indent="false"/>
      <style:text-properties style:font-name="Roboto"/>
    </style:style>
    <style:style style:name="P7" style:family="paragraph" style:parent-style-name="Table_20_Contents" style:list-style-name="L3">
      <style:paragraph-properties fo:margin-left="0.397cm" fo:margin-right="0cm" fo:margin-top="0cm" fo:margin-bottom="0cm" loext:contextual-spacing="false" fo:text-indent="0cm" style:auto-text-indent="false"/>
      <style:text-properties style:font-name="Roboto"/>
    </style:style>
    <style:style style:name="P8" style:family="paragraph" style:parent-style-name="Table_20_Contents" style:list-style-name="L4">
      <style:paragraph-properties fo:margin-left="0.397cm" fo:margin-right="0cm" fo:margin-top="0cm" fo:margin-bottom="0cm" loext:contextual-spacing="false" fo:text-indent="0cm" style:auto-text-indent="false"/>
      <style:text-properties style:font-name="Roboto"/>
    </style:style>
    <style:style style:name="P9" style:family="paragraph" style:parent-style-name="Table_20_Contents" style:list-style-name="L2">
      <style:paragraph-properties fo:margin-left="0.397cm" fo:margin-right="0cm" fo:margin-top="0cm" fo:margin-bottom="0cm" loext:contextual-spacing="false" fo:text-indent="0cm" style:auto-text-indent="false"/>
    </style:style>
    <style:style style:name="P10" style:family="paragraph" style:parent-style-name="Table_20_Contents">
      <style:paragraph-properties fo:margin-top="0cm" fo:margin-bottom="0cm" loext:contextual-spacing="false"/>
      <style:text-properties style:font-name="Roboto"/>
    </style:style>
    <style:style style:name="P11" style:family="paragraph" style:parent-style-name="Table_20_Heading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T1" style:family="text">
      <style:text-properties style:font-name="Roboto"/>
    </style:style>
    <style:style style:name="T2" style:family="text">
      <style:text-properties style:font-name="Roboto" style:font-name-asian="Roboto" style:font-name-complex="Roboto"/>
    </style:style>
    <style:style style:name="T3" style:family="text">
      <style:text-properties style:font-name="Roboto" fo:font-style="italic"/>
    </style:style>
    <style:style style:name="T4" style:family="text">
      <style:text-properties fo:font-style="italic"/>
    </style:style>
    <style:style style:name="T5" style:family="text">
      <style:text-properties fo:color="#1155cc" style:font-name="Roboto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m_-8831342058006593356m_-5916945969374024357m_2108363753469115666gmail-yui_3_17_2_1_1589214429520_83"/><text:line-break/>Tarea para DWES07.</text:h>
      <text:p text:style-name="P4"><text:bookmark text:name="m_-8831342058006593356m_-5916945969374024357m_2108363753469115666gmail-yui_3_17_2_1_1589214429520_81"/><text:bookmark text:name="m_-8831342058006593356m_-5916945969374024357m_2108363753469115666gmail-yui_3_17_2_1_1589214429520_80"/></text:p>
      <text:p text:style-name="P13">Detalles de la tarea de esta unidad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text:bookmark text:name="m_-8831342058006593356m_-5916945969374024357m_2108363753469115666enunciado"/>Enunciado.<text:bookmark text:name="m_-8831342058006593356m_-5916945969374024357m_2108363753469115666gmail-yui_3_17_2_1_1589214429520_79"/><text:bookmark text:name="m_-8831342058006593356m_-5916945969374024357m_2108363753469115666gmail-yui_3_17_2_1_1589214429520_78"/></text:p>
          </table:table-cell>
        </table:table-row>
        <table:table-row>
          <table:table-cell table:style-name="Tabla1.A1" office:value-type="string">
            <text:p text:style-name="P1">Vamos a partir de la base de datos <text:span text:style-name="T4">Biblioteca</text:span>, concretamente de la tabla <text:span text:style-name="T4">Socios.</text:span> La aplicación debe ser capaz de dar de alta nuevos socios en la tabla, pero teniendo en cuenta las siguientes reglas:</text:p>
            <text:list xml:id="list358832991" text:style-name="L2">
              <text:list-item>
                <text:p text:style-name="P9"><text:bookmark text:name="m_-8831342058006593356m_-5916945969374024357m_2108363753469115666gmail-yui_3_17_2_1_1589214429520_77"/><text:bookmark text:name="m_-8831342058006593356m_-5916945969374024357m_2108363753469115666gmail-yui_3_17_2_1_1589214429520_76"/><text:span text:style-name="T1">El </text:span><text:span text:style-name="T3">soc_dni </text:span><text:span text:style-name="T1">constará de 8 números y una letra. La validación de la letra se realizará mediante el mecanismo descrito en </text:span><text:a xlink:type="simple" xlink:href="http://www.interior.gob.es/web/servicios-al-ciudadano/dni/calculo-del-digito-de-control-del-nif-nie" office:target-frame-name="_blank" xlink:show="new" text:style-name="Internet_20_link" text:visited-style-name="Visited_20_Internet_20_Link"><text:span text:style-name="T5">http://www.interior.gob.es/web/servicios-al-ciudadano/dni/calculo-del-digito-de-control-del-nif-nie</text:span></text:a><text:span text:style-name="T1">.</text:span></text:p>
              </text:list-item>
              <text:list-item>
                <text:p text:style-name="P6"><text:span text:style-name="T4">soc_nombre</text:span> debe tener el siguiente formato: letra mayúscula-letras minúsculas-espacio-letra mayúscula-letras minúsculas. Por ejemplo: Laura Herrera.</text:p>
              </text:list-item>
              <text:list-item>
                <text:p text:style-name="P6">soc_ciudad debe tener el formato: letra mayúscula-letras minúsculas.</text:p>
              </text:list-item>
            </text:list>
            <text:p text:style-name="P1">La tarea consta de dos apartados, muy similares, pues parten de un formulario en PHP que deberá validar los formularios en cada caso:</text:p>
            <text:list xml:id="list1748168664" text:style-name="L3">
              <text:list-item>
                <text:p text:style-name="P7">Parte A. La validación se realiza mediante JavaScript.</text:p>
              </text:list-item>
            </text:list>
            <text:list xml:id="list1235689883" text:style-name="L4">
              <text:list-item>
                <text:p text:style-name="P8">Parte B. La validación se realiza mediante JQuery4PHP.</text:p>
              </text:list-item>
            </text:list>
            <text:p text:style-name="P1">No es necesario realizar ninguna validación en PHP, es decir, una vez estén validados los formularios, los registros se podrán insertar puesto que la clave primaria es autoincremental y no es necesario escribirla.</text:p>
            <text:p text:style-name="P1">Tampoco es obligatorio adjuntar un documento explicativo, pero sí añadir comentarios en el código.</text:p>
          </table:table-cell>
        </table:table-row>
      </table:table>
      <text:p text:style-name="P1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1T04:20:19.661000000</meta:creation-date>
    <dc:date>2020-05-24T15:44:04.515000000</dc:date>
    <meta:editing-duration>PT2M14S</meta:editing-duration>
    <meta:editing-cycles>2</meta:editing-cycles>
    <meta:generator>LibreOffice/6.3.1.2$Windows_X86_64 LibreOffice_project/b79626edf0065ac373bd1df5c28bd630b4424273</meta:generator>
    <meta:document-statistic meta:table-count="1" meta:image-count="0" meta:object-count="0" meta:page-count="1" meta:paragraph-count="12" meta:word-count="182" meta:character-count="1255" meta:non-whitespace-character-count="1089"/>
  </office:meta>
</office:document-meta>
</file>